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style:style style:name="T19" style:family="text">
      <style:text-properties officeooo:rsid="002375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text:bookmark-start text:name="__DdeLink__538_1596870067"/>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bookmark-end text:name="__DdeLink__538_1596870067"/></text:p>
      <text:p text:style-name="Standard"/>
      <text:p text:style-name="P3"><text:bookmark-start text:name="__DdeLink__540_1596870067"/>Ai parfaitement compris la façon de vous écrire de petits billets n'ayant pas forme de lettre, si vous allez à Paris.<text:bookmark-end text:name="__DdeLink__540_1596870067"/></text:p>
      <text:p text:style-name="P3"><text:bookmark-start text:name="__DdeLink__542_1596870067"/>Quel est le violoniste du Quintette en l'absence de Grappelly?<text:bookmark-end text:name="__DdeLink__542_1596870067"/></text:p>
      <text:p text:style-name="P3"><text:bookmark-start text:name="__DdeLink__544_1596870067"/>Amitié<text:bookmark-end text:name="__DdeLink__544_1596870067"/></text:p>
      <text:p text:style-name="P3">Hugues</text:p>
      <text:p text:style-name="P3"><text:bookmark-start text:name="__DdeLink__546_1596870067"/>P.S.<text:bookmark-end text:name="__DdeLink__546_1596870067"/> <text:bookmark-start text:name="__DdeLink__548_1596870067"/>Pour le fric, je crois que Pathé-Marconi a le droit de m'envoyer au moins 2.000 balles.<text:bookmark-end text:name="__DdeLink__548_1596870067"/></text:p>
      <text:p text:style-name="Standard"/>
      <text:p text:style-name="P1">Lettre 1674</text:p>
      <text:p text:style-name="Standard"/>
      <text:p text:style-name="Standard">16 Septembre 1943</text:p>
      <text:p text:style-name="Standard"/>
      <text:p text:style-name="Standard">Vieux Charles,</text:p>
      <text:p text:style-name="P3"><text:bookmark-start text:name="__DdeLink__556_3572785880"/>Ci-joint des tas d'épreuves. Quelques remarques :<text:bookmark-end text:name="__DdeLink__556_3572785880"/></text:p>
      <text:p text:style-name="P3"><text:bookmark-start text:name="__DdeLink__559_3572785880"/><text:span text:style-name="Police_20_par_20_défaut"><text:span text:style-name="T2">Ch. Dandies</text:span></text:span> -Kirby joue du tuba et-non de la basse dans les faces Dee Blues, etc, sauf Goodbye Blues, où il joue réellement de la string bass.<text:bookmark-end text:name="__DdeLink__559_3572785880"/></text:p>
      <text:p text:style-name="P3"><text:bookmark-start text:name="__DdeLink__562_3572785880"/><text:span text:style-name="Police_20_par_20_défaut"><text:span text:style-name="T2">B. Carter</text:span></text:span> - Dans les faces faites en Hollande où il y a Hawkins (My Buddy, etc), il n’y a pas 3 saxes, etc, il y a seulement comme section mélodique Hawk, Benny, Chilshom et John Williams<text:bookmark-end text:name="__DdeLink__562_3572785880"/> <text:bookmark-start text:name="__DdeLink__564_3572785880"/>(Clarinette).A noter que Benny joue un passage de ténor dans I ain't got nobody, ainsi que la clarinette dans ce même disque et dans Mighty like the blues.<text:bookmark-end text:name="__DdeLink__564_3572785880"/></text:p>
      <text:p text:style-name="P3"><text:bookmark-start text:name="__DdeLink__567_3572785880"/><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bookmark-end text:name="__DdeLink__567_3572785880"/></text:p>
      <text:p text:style-name="P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p>
      <text:p text:style-name="P3"><text:span text:style-name="Police_20_par_20_défaut"><text:span text:style-name="T2">T. Wilson</text:span></text:span> - Je n'ai pas vu mentionné le personnel comprenant 3 saxes dont 2 sont Sedric et Pee <text:span text:style-name="T19">W</text:span>ee Russell et le 3ème un type comme Jefferson ou un autre alto de ce genre (plutôt. Tab Smith, il me semble). Je n'ai malheureusement aucun renseignement à vous donner à ce sujet.</text:p>
      <text:p text:style-name="P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p>
      <text:p text:style-name="P3">Je n'ai pas voulu faire ces corrections ou additions moi-même. Je vous les soumets, vous ferez comme bon vous semblera.</text:p>
      <text:p text:style-name="P3">Le N° du Ivie Anderson (Plantation) est Variety VA 591.</text:p>
      <text:p text:style-name="P3">N'ai pas le personnel du Metronome A.S.Band.</text:p>
      <text:p text:style-name="P3"><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3">N'oubliez pas de me retenir les exemplaires de la Disco demandés. Vous ne m'avez pas répondu à ce sujet.</text:p>
      <text:p text:style-name="P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p>
      <text:p text:style-name="Standard">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p>
      <text:p text:style-name="Standard">Les Fats faits en 1938 en Angleterre sont placés beaucoup trop tôt. Il me semble qu'ils viennent juste <text:span text:style-name="Police_20_par_20_défaut"><text:span text:style-name="T2">après</text:span></text:span> les disques de gr. orch. (In gloaming, The Sheik, ?)</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5-07T16:32:01.429173612</dc:date>
    <meta:editing-cycles>14</meta:editing-cycles>
    <meta:editing-duration>PT5H52S</meta:editing-duration>
    <meta:document-statistic meta:table-count="0" meta:image-count="0" meta:object-count="0" meta:page-count="11" meta:paragraph-count="103" meta:word-count="4226" meta:character-count="24570" meta:non-whitespace-character-count="20403"/>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